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95cm" fo:min-width="3.5cm" draw:shadow="hidden"/>
    </style:style>
    <style:style style:name="gr2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cm" fo:min-width="2.9cm" draw:shadow="hidden"/>
    </style:style>
    <style:style style:name="gr3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85cm" fo:min-width="0.8cm" draw:shadow="hidden"/>
    </style:style>
    <style:style style:name="gr4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3cm" fo:min-width="3cm" draw:shadow="hidden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25cm" fo:min-width="3.3cm" draw:shadow="hidden"/>
    </style:style>
    <style:style style:name="gr7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75cm" fo:min-width="2.8cm" draw:shadow="hidden"/>
    </style:style>
    <style:style style:name="gr8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05cm" fo:min-width="3cm" draw:shadow="hidden"/>
    </style:style>
    <style:style style:name="gr9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75cm" fo:min-width="3.5cm" draw:shadow="hidden"/>
    </style:style>
    <style:style style:name="gr10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25cm" fo:min-width="3.1cm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251cm" fo:min-width="2.80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.901cm"/>
    </style:style>
    <style:style style:name="gr16" style:family="graphic" style:parent-style-name="standard">
      <style:graphic-properties draw:stroke="dash" draw:stroke-dash="Dashed_20__28_var_29_" svg:stroke-width="0.035cm" svg:stroke-color="#5c2d91" draw:marker-start-width="0.252cm" draw:marker-end-width="0.252cm" draw:fill="none" draw:opacity="50%" draw:opacity-name="" draw:textarea-horizontal-align="justify" draw:textarea-vertical-align="middle" draw:auto-grow-height="false" fo:min-height="7.33cm" fo:min-width="17.98c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351cm" fo:min-width="2.701cm"/>
    </style:style>
    <style:style style:name="gr18" style:family="graphic" style:parent-style-name="standard">
      <style:graphic-properties draw:stroke="dash" draw:stroke-dash="Dashed_20__28_var_29_" svg:stroke-width="0.035cm" svg:stroke-color="#00aaad" draw:marker-start-width="0.252cm" draw:marker-end-width="0.252cm" draw:fill="none" draw:opacity="50%" draw:opacity-name="" draw:textarea-horizontal-align="justify" draw:textarea-vertical-align="middle" draw:auto-grow-height="false" fo:min-height="5.582cm" fo:min-width="17.332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2.7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251cm" fo:min-width="2.201cm"/>
    </style:style>
    <style:style style:name="P1" style:family="paragraph">
      <style:paragraph-properties fo:text-align="center"/>
      <style:text-properties fo:color="#000000" fo:font-size="12pt"/>
    </style:style>
    <style:style style:name="P2" style:family="paragraph">
      <loext:graphic-properties draw:fill="none" draw:fill-color="#8ae234"/>
      <style:paragraph-properties fo:text-align="center"/>
      <style:text-properties fo:color="#000000" fo:font-size="12pt"/>
    </style:style>
    <style:style style:name="P3" style:family="paragraph">
      <loext:graphic-properties draw:fill="solid" draw:fill-color="#000000"/>
      <style:paragraph-properties fo:text-align="center"/>
      <style:text-properties fo:color="#000000"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cm" svg:height="1.2cm" svg:x="6.6cm" svg:y="4.5cm">
          <draw:glue-point draw:id="4" svg:x="5cm" svg:y="-3.333cm"/>
          <draw:glue-point draw:id="5" svg:x="5cm" svg:y="2.424cm"/>
          <text:p text:style-name="P1">NCO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4cm" svg:height="1.25cm" svg:x="12.8cm" svg:y="5cm">
          <draw:glue-point draw:id="4" svg:x="5cm" svg:y="-3.333cm"/>
          <draw:glue-point draw:id="5" svg:x="5cm" svg:y="3.636cm"/>
          <draw:glue-point draw:id="6" svg:x="2.25cm" svg:y="5.003cm"/>
          <draw:glue-point draw:id="7" svg:x="-2.5cm" svg:y="5.003cm"/>
          <draw:glue-point draw:id="8" svg:x="-5cm" svg:y="-3.333cm"/>
          <draw:glue-point draw:id="9" svg:x="-5cm" svg:y="2.424cm"/>
          <text:p text:style-name="P1">TX_MI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1.3cm" svg:height="1.1cm" svg:x="17.5cm" svg:y="5.1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I+Q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5cm" svg:height="1.55cm" svg:x="20cm" svg:y="4.9cm">
          <draw:glue-point draw:id="4" svg:x="5cm" svg:y="-3.181cm"/>
          <draw:glue-point draw:id="5" svg:x="5cm" svg:y="2.272cm"/>
          <text:p text:style-name="P1">1-bit DAC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0.2cm" svg:height="0.2cm" svg:x="11.5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2" draw:id="id2" draw:layer="layout" svg:width="3.8cm" svg:height="1.5cm" svg:x="11.9cm" svg:y="12.6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igital Filter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xml:id="id5" draw:id="id5" draw:layer="layout" svg:width="3.3cm" svg:height="1cm" svg:x="17cm" svg:y="12.9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emodulat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3.5cm" svg:height="1.3cm" svg:x="21.3cm" svg:y="12.7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C Remove/</text:p>
          <text:p text:style-name="P1">AGC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xml:id="id1" draw:id="id1" draw:layer="layout" svg:width="4cm" svg:height="2cm" svg:x="6.6cm" svg:y="11.2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Modulat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xml:id="id3" draw:id="id3" draw:layer="layout" svg:width="3.6cm" svg:height="1.5cm" svg:x="6.9cm" svg:y="14.4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ownconvert</text:p>
          <text:p text:style-name="P1">FS/4</text:p>
          <draw:enhanced-geometry svg:viewBox="0 0 21600 21600" draw:mirror-horizontal="true" draw:type="rectangle" draw:enhanced-path="M 0 0 L 21600 0 21600 21600 0 21600 0 0 Z N"/>
        </draw:custom-shape>
        <draw:connector draw:style-name="gr11" draw:text-style-name="P4" draw:layer="layout" draw:type="curve" svg:x1="10.6cm" svg:y1="12.2cm" svg:x2="11.9cm" svg:y2="13.35cm" draw:start-shape="id1" draw:start-glue-point="1" draw:end-shape="id2" svg:d="M10600 12200c975 0 325 1150 1300 1150" svg:viewBox="0 0 1301 1151">
          <text:p/>
        </draw:connector>
        <draw:connector draw:style-name="gr11" draw:text-style-name="P4" draw:layer="layout" draw:type="curve" svg:x1="10.5cm" svg:y1="15.15cm" svg:x2="11.9cm" svg:y2="13.35cm" draw:start-shape="id3" draw:end-shape="id2" draw:end-glue-point="3" svg:d="M10500 15150c1050 0 350-1800 1400-1800" svg:viewBox="0 0 1401 1801">
          <text:p/>
        </draw:connector>
        <draw:connector draw:style-name="gr11" draw:text-style-name="P4" draw:layer="layout" draw:type="curve" svg:x1="15.7cm" svg:y1="13.35cm" svg:x2="14.5cm" svg:y2="6.25cm" draw:start-shape="id2" draw:start-glue-point="1" draw:end-shape="id4" draw:end-glue-point="2" svg:d="M15700 13350c751 0 627-1962 139-2547s-1339 209-1339-4553" svg:viewBox="0 0 1735 7101">
          <text:p/>
        </draw:connector>
        <draw:connector draw:style-name="gr11" draw:text-style-name="P4" draw:layer="layout" draw:type="curve" svg:x1="15.7cm" svg:y1="13.35cm" svg:x2="17cm" svg:y2="13.4cm" draw:start-shape="id2" draw:start-glue-point="1" draw:end-shape="id5" draw:end-glue-point="3" svg:d="M15700 13350c975 0 325 50 1300 50" svg:viewBox="0 0 1301 51">
          <text:p/>
        </draw:connector>
        <draw:connector draw:style-name="gr11" draw:text-style-name="P4" draw:layer="layout" draw:type="curve" svg:x1="20.3cm" svg:y1="13.4cm" svg:x2="21.3cm" svg:y2="13.35cm" draw:start-shape="id5" draw:start-glue-point="1" draw:end-shape="id6" draw:end-glue-point="3" svg:d="M20300 13400c750 0 250-50 1000-50" svg:viewBox="0 0 1001 51">
          <text:p/>
        </draw:connector>
        <draw:connector draw:style-name="gr12" draw:text-style-name="P4" draw:layer="layout" draw:type="curve" svg:x1="10.6cm" svg:y1="5.1cm" svg:x2="11.5cm" svg:y2="4.7cm" draw:start-shape="id7" draw:start-glue-point="1" draw:end-shape="id8" draw:end-glue-point="6" svg:d="M10600 5100c675 0 225-400 900-400" svg:viewBox="0 0 901 401">
          <text:p/>
        </draw:connector>
        <draw:connector draw:style-name="gr12" draw:text-style-name="P4" draw:layer="layout" draw:type="curve" svg:x1="11.7cm" svg:y1="4.7cm" svg:x2="12.8cm" svg:y2="5.625cm" draw:start-shape="id8" draw:start-glue-point="10" draw:end-shape="id4" draw:end-glue-point="3" svg:d="M11700 4700c826 0 277 925 1100 925" svg:viewBox="0 0 1101 926">
          <text:p/>
        </draw:connector>
        <draw:connector draw:style-name="gr12" draw:text-style-name="P4" draw:layer="layout" draw:type="curve" svg:x1="11.6cm" svg:y1="4.6cm" svg:x2="25cm" svg:y2="4cm" draw:start-shape="id8" draw:start-glue-point="4" draw:end-shape="id9" draw:end-glue-point="3" svg:d="M11600 4600c0-400 4466-600 13400-600" svg:viewBox="0 0 13401 601">
          <text:p/>
        </draw:connector>
        <draw:connector draw:style-name="gr11" draw:text-style-name="P4" draw:layer="layout" draw:type="curve" svg:x1="16.2cm" svg:y1="5.625cm" svg:x2="17.5cm" svg:y2="5.65cm" draw:start-shape="id4" draw:start-glue-point="1" draw:end-shape="id10" draw:end-glue-point="3" svg:d="M16200 5625c975 0 325 25 1300 25" svg:viewBox="0 0 1301 26">
          <text:p/>
        </draw:connector>
        <draw:connector draw:style-name="gr11" draw:text-style-name="P4" draw:layer="layout" draw:type="curve" svg:x1="18.8cm" svg:y1="5.65cm" svg:x2="20cm" svg:y2="5.675cm" draw:start-shape="id10" draw:start-glue-point="1" draw:end-shape="id11" draw:end-glue-point="3" svg:d="M18800 5650c900 0 300 25 1200 25" svg:viewBox="0 0 1201 26">
          <text:p/>
        </draw:connector>
        <draw:connector draw:style-name="gr12" draw:text-style-name="P4" draw:layer="layout" draw:type="curve" svg:x1="24.8cm" svg:y1="13.35cm" svg:x2="26.2cm" svg:y2="13.3cm" draw:start-shape="id6" draw:start-glue-point="1" draw:end-shape="id12" draw:end-glue-point="3" svg:d="M24800 13350c1050 0 350-50 1400-50" svg:viewBox="0 0 1401 51">
          <text:p/>
        </draw:connector>
        <draw:connector draw:style-name="gr12" draw:text-style-name="P4" draw:layer="layout" draw:type="curve" svg:x1="23.5cm" svg:y1="5.675cm" svg:x2="25.3cm" svg:y2="5.7cm" draw:start-shape="id11" draw:start-glue-point="1" draw:end-shape="id13" draw:end-glue-point="3" svg:d="M23500 5675c1350 0 450 25 1800 25" svg:viewBox="0 0 1801 26">
          <text:p/>
        </draw:connector>
        <draw:connector draw:style-name="gr12" draw:text-style-name="P4" draw:layer="layout" draw:type="curve" svg:x1="5.4cm" svg:y1="12.2cm" svg:x2="6.6cm" svg:y2="12.2cm" draw:start-shape="id14" draw:start-glue-point="1" draw:end-shape="id1" svg:d="M5400 12200h1200" svg:viewBox="0 0 1201 1">
          <text:p/>
        </draw:connector>
        <draw:connector draw:style-name="gr12" draw:text-style-name="P4" draw:layer="layout" draw:type="curve" svg:x1="4.9cm" svg:y1="15.15cm" svg:x2="6.9cm" svg:y2="15.15cm" draw:start-shape="id15" draw:start-glue-point="1" draw:end-shape="id3" draw:end-glue-point="3" svg:d="M4900 15150h2000" svg:viewBox="0 0 2001 1">
          <text:p/>
        </draw:connector>
        <draw:custom-shape draw:style-name="gr13" draw:text-style-name="P6" xml:id="id15" draw:id="id15" draw:layer="layout" svg:width="3.3cm" svg:height="1.5cm" svg:x="1.6cm" svg:y="14.4cm">
          <text:p text:style-name="P5"><text:span text:style-name="T1">Rx 24-bit </text:span></text:p>
          <text:p text:style-name="P5"><text:span text:style-name="T1">External ADC </text:span></text:p>
          <text:p text:style-name="P5"><text:span text:style-name="T1">I+Q</text:span></text:p>
          <draw:enhanced-geometry svg:viewBox="0 0 21600 21600" draw:text-areas="0 0 21600 21600" draw:mirror-horizontal="false" draw:mirror-vertical="false" draw:type="pentagon-right" draw:modifiers="16031.50560436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6" xml:id="id14" draw:id="id14" draw:layer="layout" svg:width="4cm" svg:height="1.4cm" svg:x="1.4cm" svg:y="11.5cm">
          <text:p text:style-name="P5"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h</text:span><text:span text:style-name="T1">o</text:span><text:span text:style-name="T1">n</text:span><text:span text:style-name="T1">e</text:span></text:p>
          <text:p text:style-name="P5"><text:span text:style-name="T1">1</text:span><text:span text:style-name="T1">2</text:span><text:span text:style-name="T1">-</text:span><text:span text:style-name="T1">b</text:span><text:span text:style-name="T1">i</text:span><text:span text:style-name="T1">t</text:span><text:span text:style-name="T1"> </text:span><text:span text:style-name="T1">b</text:span><text:span text:style-name="T1">u</text:span><text:span text:style-name="T1">i</text:span><text:span text:style-name="T1">l</text:span><text:span text:style-name="T1">t</text:span><text:span text:style-name="T1"> </text:span><text:span text:style-name="T1">i</text:span><text:span text:style-name="T1">n</text:span><text:span text:style-name="T1"> </text:span><text:span text:style-name="T1">A</text:span><text:span text:style-name="T1">D</text:span><text:span text:style-name="T1">C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6" xml:id="id12" draw:id="id12" draw:layer="layout" svg:width="2.4cm" svg:height="1.4cm" svg:x="26.2cm" svg:y="12.6cm">
          <text:p text:style-name="P5"><text:span text:style-name="T1">1</text:span><text:span text:style-name="T1">-</text:span><text:span text:style-name="T1">b</text:span><text:span text:style-name="T1">i</text:span><text:span text:style-name="T1">t</text:span><text:span text:style-name="T1"> </text:span><text:span text:style-name="T1">D</text:span><text:span text:style-name="T1">A</text:span><text:span text:style-name="T1">C</text:span></text:p>
          <text:p text:style-name="P5"><text:span text:style-name="T1">S</text:span><text:span text:style-name="T1">p</text:span><text:span text:style-name="T1">e</text:span><text:span text:style-name="T1">a</text:span><text:span text:style-name="T1">k</text:span><text:span text:style-name="T1">e</text:span><text:span text:style-name="T1">r</text:span></text:p>
          <draw:enhanced-geometry svg:viewBox="0 0 21600 21600" draw:text-areas="0 0 21600 21600" draw:mirror-horizontal="false" draw:mirror-vertical="false" draw:type="pentagon-right" draw:modifiers="17290.795501874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19.3cm" svg:height="8.4cm" svg:x="6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3" draw:id="id13" draw:layer="layout" svg:width="3.2cm" svg:height="0.6cm" svg:x="25.3cm" svg:y="5.4cm">
          <text:p text:style-name="P5"><text:span text:style-name="T1">Tx </text:span><text:span text:style-name="T1">1-</text:span><text:span text:style-name="T1">bit </text:span><text:span text:style-name="T1">D</text:span><text:span text:style-name="T1">A</text:span><text:span text:style-name="T1">C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7" draw:layer="layout" svg:width="18.5cm" svg:height="6.5cm" svg:x="5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6" draw:id="id16" draw:layer="layout" svg:width="4cm" svg:height="1.4cm" svg:x="1.4cm" svg:y="4.4cm">
          <text:p text:style-name="P5"><text:span text:style-name="T1">Frequency </text:span></text:p>
          <text:p text:style-name="P5"><text:span text:style-name="T1">(from S/W)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draw:type="curve" svg:x1="5.4cm" svg:y1="5.1cm" svg:x2="6.6cm" svg:y2="5.1cm" draw:start-shape="id16" draw:start-glue-point="1" draw:end-shape="id7" draw:end-glue-point="3" svg:d="M5400 5100h1200" svg:viewBox="0 0 1201 1">
          <text:p/>
        </draw:connector>
        <draw:custom-shape draw:style-name="gr14" draw:text-style-name="P6" xml:id="id17" draw:id="id17" draw:layer="layout" svg:width="4cm" svg:height="1.4cm" svg:x="1.6cm" svg:y="17.2cm">
          <text:p text:style-name="P5"><text:span text:style-name="T1">M</text:span><text:span text:style-name="T1">o</text:span><text:span text:style-name="T1">d</text:span><text:span text:style-name="T1">e </text:span></text:p>
          <text:p text:style-name="P5"><text:span text:style-name="T1">(f</text:span><text:span text:style-name="T1">r</text:span><text:span text:style-name="T1">o</text:span><text:span text:style-name="T1">m</text:span><text:span text:style-name="T1"> </text:span><text:span text:style-name="T1">S</text:span><text:span text:style-name="T1">/</text:span><text:span text:style-name="T1">W</text:span><text:span text:style-name="T1">)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1" draw:text-style-name="P4" draw:layer="layout" draw:type="curve" svg:x1="5.6cm" svg:y1="17.9cm" svg:x2="13.8cm" svg:y2="14.1cm" draw:start-shape="id17" draw:start-glue-point="1" draw:end-shape="id2" draw:end-glue-point="2" svg:d="M5600 17900c5467 0 8200-1266 8200-3800" svg:viewBox="0 0 8201 3801">
          <text:p/>
        </draw:connector>
        <draw:connector draw:style-name="gr11" draw:text-style-name="P4" draw:layer="layout" draw:type="curve" svg:x1="5.6cm" svg:y1="17.9cm" svg:x2="18.65cm" svg:y2="13.9cm" draw:start-shape="id17" draw:start-glue-point="1" draw:end-shape="id5" draw:end-glue-point="2" svg:d="M5600 17900c8700 0 13050-1333 13050-4000" svg:viewBox="0 0 13051 4001">
          <text:p/>
        </draw:connector>
        <draw:custom-shape draw:style-name="gr19" draw:text-style-name="P6" xml:id="id9" draw:id="id9" draw:layer="layout" svg:width="3.2cm" svg:height="1.4cm" svg:x="25cm" svg:y="3.3cm">
          <text:p text:style-name="P5"><text:span text:style-name="T1">LO to Rx Mixer</text:span></text:p>
          <text:p text:style-name="P5"><text:span text:style-name="T1">1-bit I+Q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5.54cm" svg:height="1.673cm" svg:x="15.3cm" svg:y="7.338cm">
          <draw:text-box>
            <text:p>RF rate section </text:p>
            <text:p>300MS/s 150MHz</text:p>
          </draw:text-box>
        </draw:frame>
        <draw:frame draw:style-name="gr20" draw:text-style-name="P8" draw:layer="layout" svg:width="4.981cm" svg:height="1.673cm" svg:x="17.6cm" svg:y="10.127cm">
          <draw:text-box>
            <text:p>RF rate section </text:p>
            <text:p>100kS/s 50MHz</text:p>
          </draw:text-box>
        </draw:frame>
      </draw:page>
      <draw:page draw:name="page2" draw:style-name="dp1" draw:master-page-name="Default">
        <draw:custom-shape draw:style-name="gr1" draw:text-style-name="P2" xml:id="id19" draw:id="id19" draw:layer="layout" svg:width="4cm" svg:height="1.2cm" svg:x="6cm" svg:y="8.8cm">
          <draw:glue-point draw:id="4" svg:x="5cm" svg:y="-3.333cm"/>
          <draw:glue-point draw:id="5" svg:x="5cm" svg:y="2.424cm"/>
          <text:p text:style-name="P1">Phase Count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out" svg:width="3.5cm" svg:height="1.55cm" svg:x="18.5cm" svg:y="5.6cm">
          <draw:glue-point draw:id="4" svg:x="5cm" svg:y="-3.181cm"/>
          <draw:glue-point draw:id="5" svg:x="5cm" svg:y="2.272cm"/>
          <text:p text:style-name="P1">Sin LUT</text:p>
          <draw:enhanced-geometry svg:viewBox="0 0 21600 21600" draw:type="rectangle" draw:enhanced-path="M 0 0 L 21600 0 21600 21600 0 21600 0 0 Z N"/>
        </draw:custom-shape>
        <draw:custom-shape draw:style-name="gr17" draw:text-style-name="P6" xml:id="id29" draw:id="id29" draw:layer="layout" svg:width="3.2cm" svg:height="0.6cm" svg:x="24cm" svg:y="6cm">
          <text:p text:style-name="P5"><text:span text:style-name="T1">Q0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6" xml:id="id21" draw:id="id21" draw:layer="layout" svg:width="2.7cm" svg:height="0.5cm" svg:x="5.7cm" svg:y="6.9cm">
          <text:p text:style-name="P5"><text:span text:style-name="T1">frequency </text:span></text:p>
          <draw:enhanced-geometry svg:viewBox="0 0 21600 21600" draw:text-areas="0 0 21600 21600" draw:type="pentagon-right" draw:modifiers="18033.32099222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8" draw:id="id18" draw:layer="layout" svg:width="1.3cm" svg:height="1.1cm" svg:x="12.2cm" svg:y="7.5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1.3cm" svg:height="1.1cm" svg:x="9.6cm" svg:y="6.6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x2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draw:line-skew="1.674cm -2.299cm -3.074cm" svg:x1="13.5cm" svg:y1="8.05cm" svg:x2="6cm" svg:y2="9.4cm" draw:start-shape="id18" draw:start-glue-point="1" draw:end-shape="id19" draw:end-glue-point="3" svg:d="M13500 8050c3262 0 2175-3350-4450-3350s-8412 4700-3050 4700" svg:viewBox="0 0 12429 4701">
          <text:p/>
        </draw:connector>
        <draw:connector draw:style-name="gr11" draw:text-style-name="P4" draw:layer="layout" draw:type="curve" svg:x1="10.9cm" svg:y1="7.15cm" svg:x2="12.2cm" svg:y2="7.751cm" draw:start-shape="id20" draw:start-glue-point="1" draw:end-shape="id18" draw:end-glue-point="6" svg:d="M10900 7150c975 0 325 601 1300 601" svg:viewBox="0 0 1301 602">
          <text:p/>
        </draw:connector>
        <draw:connector draw:style-name="gr11" draw:text-style-name="P4" draw:layer="layout" draw:type="curve" svg:x1="10cm" svg:y1="9.4cm" svg:x2="12.2cm" svg:y2="8.349cm" draw:start-shape="id19" draw:start-glue-point="1" draw:end-shape="id18" draw:end-glue-point="7" svg:d="M10000 9400c1650 0 550-1051 2200-1051" svg:viewBox="0 0 2201 1052">
          <text:p/>
        </draw:connector>
        <draw:connector draw:style-name="gr12" draw:text-style-name="P4" draw:layer="layout" draw:type="curve" svg:x1="8.4cm" svg:y1="7.15cm" svg:x2="9.6cm" svg:y2="7.15cm" draw:start-shape="id21" draw:start-glue-point="1" draw:end-shape="id20" draw:end-glue-point="3" svg:d="M8400 7150h1200" svg:viewBox="0 0 1201 1">
          <text:p/>
        </draw:connector>
        <draw:custom-shape draw:style-name="gr4" draw:text-style-name="P2" xml:id="id23" draw:id="id23" draw:layer="layout" svg:width="3.5cm" svg:height="1.55cm" svg:x="18.5cm" svg:y="7.65cm">
          <draw:glue-point draw:id="4" svg:x="5cm" svg:y="-3.181cm"/>
          <draw:glue-point draw:id="5" svg:x="5cm" svg:y="2.272cm"/>
          <text:p text:style-name="P1">Cos LUT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3.5cm" svg:height="1.55cm" svg:x="18.5cm" svg:y="10.1cm">
          <draw:glue-point draw:id="4" svg:x="5cm" svg:y="-3.181cm"/>
          <draw:glue-point draw:id="5" svg:x="5cm" svg:y="2.272cm"/>
          <text:p text:style-name="P1">Sin LUT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3.5cm" svg:height="1.55cm" svg:x="18.5cm" svg:y="12.15cm">
          <draw:glue-point draw:id="4" svg:x="5cm" svg:y="-3.181cm"/>
          <draw:glue-point draw:id="5" svg:x="5cm" svg:y="2.272cm"/>
          <text:p text:style-name="P1">Cos LU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draw:line-skew="1.65cm" svg:x1="10cm" svg:y1="9.4cm" svg:x2="18.5cm" svg:y2="6.375cm" draw:start-shape="id19" draw:start-glue-point="1" draw:end-shape="id22" draw:end-glue-point="3" svg:d="M10000 9400c8850 0 4600-3025 8500-3025" svg:viewBox="0 0 8501 3026">
          <text:p/>
        </draw:connector>
        <draw:connector draw:style-name="gr11" draw:text-style-name="P4" draw:layer="layout" draw:type="curve" svg:x1="10cm" svg:y1="9.4cm" svg:x2="18.5cm" svg:y2="8.425cm" draw:start-shape="id19" draw:start-glue-point="1" draw:end-shape="id23" svg:d="M10000 9400c6375 0 2125-975 8500-975" svg:viewBox="0 0 8501 976">
          <text:p/>
        </draw:connector>
        <draw:custom-shape draw:style-name="gr3" draw:text-style-name="P2" xml:id="id25" draw:id="id25" draw:layer="layout" svg:width="1.3cm" svg:height="1.1cm" svg:x="12.9cm" svg:y="11.1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1" draw:text-style-name="P6" xml:id="id24" draw:id="id24" draw:layer="layout" svg:width="2.7cm" svg:height="0.5cm" svg:x="8.8cm" svg:y="11.8cm">
          <text:p text:style-name="P5"><text:span text:style-name="T1">f</text:span><text:span text:style-name="T1">r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y</text:span><text:span text:style-name="T1"> </text:span></text:p>
          <draw:enhanced-geometry svg:viewBox="0 0 21600 21600" draw:text-areas="0 0 21600 21600" draw:type="pentagon-right" draw:modifiers="18033.32099222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draw:type="curve" svg:x1="11.5cm" svg:y1="12.05cm" svg:x2="12.9cm" svg:y2="11.949cm" draw:start-shape="id24" draw:start-glue-point="1" draw:end-shape="id25" draw:end-glue-point="7" svg:d="M11500 12050c1051 0 352-101 1400-101" svg:viewBox="0 0 1401 102">
          <text:p/>
        </draw:connector>
        <draw:connector draw:style-name="gr11" draw:text-style-name="P4" draw:layer="layout" draw:type="curve" svg:x1="10cm" svg:y1="9.4cm" svg:x2="12.9cm" svg:y2="11.351cm" draw:start-shape="id19" draw:start-glue-point="1" draw:end-shape="id25" draw:end-glue-point="6" svg:d="M10000 9400c2175 0 725 1951 2900 1951" svg:viewBox="0 0 2901 1952">
          <text:p/>
        </draw:connector>
        <draw:connector draw:style-name="gr11" draw:text-style-name="P4" draw:layer="layout" draw:type="curve" svg:x1="14.2cm" svg:y1="11.65cm" svg:x2="18.5cm" svg:y2="10.875cm" draw:start-shape="id25" draw:start-glue-point="1" draw:end-shape="id26" draw:end-glue-point="3" svg:d="M14200 11650c3225 0 1075-775 4300-775" svg:viewBox="0 0 4301 776">
          <text:p/>
        </draw:connector>
        <draw:connector draw:style-name="gr11" draw:text-style-name="P4" draw:layer="layout" draw:type="curve" svg:x1="14.2cm" svg:y1="11.65cm" svg:x2="18.5cm" svg:y2="12.925cm" draw:start-shape="id25" draw:start-glue-point="1" draw:end-shape="id27" draw:end-glue-point="3" svg:d="M14200 11650c3225 0 1075 1275 4300 1275" svg:viewBox="0 0 4301 1276">
          <text:p/>
        </draw:connector>
        <draw:custom-shape draw:style-name="gr17" draw:text-style-name="P6" xml:id="id31" draw:id="id31" draw:layer="layout" svg:width="3.2cm" svg:height="0.6cm" svg:x="24cm" svg:y="10.6cm">
          <text:p text:style-name="P5"><text:span text:style-name="T1">Q1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xml:id="id30" draw:id="id30" draw:layer="layout" svg:width="3.2cm" svg:height="0.6cm" svg:x="24cm" svg:y="8.2cm">
          <text:p text:style-name="P5"><text:span text:style-name="T1">I0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xml:id="id28" draw:id="id28" draw:layer="layout" svg:width="3.2cm" svg:height="0.6cm" svg:x="24cm" svg:y="12.8cm">
          <text:p text:style-name="P5"><text:span text:style-name="T1">I1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draw:type="curve" svg:x1="22cm" svg:y1="12.925cm" svg:x2="24cm" svg:y2="13.1cm" draw:start-shape="id27" draw:start-glue-point="1" draw:end-shape="id28" draw:end-glue-point="3" svg:d="M22000 12925c1500 0 500 175 2000 175" svg:viewBox="0 0 2001 176">
          <text:p/>
        </draw:connector>
        <draw:connector draw:style-name="gr12" draw:text-style-name="P4" draw:layer="layout" draw:type="curve" svg:x1="22cm" svg:y1="6.375cm" svg:x2="24cm" svg:y2="6.3cm" draw:start-shape="id22" draw:start-glue-point="1" draw:end-shape="id29" draw:end-glue-point="3" svg:d="M22000 6375c1500 0 500-75 2000-75" svg:viewBox="0 0 2001 76">
          <text:p/>
        </draw:connector>
        <draw:connector draw:style-name="gr12" draw:text-style-name="P4" draw:layer="layout" draw:type="curve" svg:x1="22cm" svg:y1="8.425cm" svg:x2="24cm" svg:y2="8.5cm" draw:start-shape="id23" draw:start-glue-point="1" draw:end-shape="id30" draw:end-glue-point="3" svg:d="M22000 8425c1500 0 500 75 2000 75" svg:viewBox="0 0 2001 76">
          <text:p/>
        </draw:connector>
        <draw:connector draw:style-name="gr12" draw:text-style-name="P4" draw:layer="layout" draw:type="curve" svg:x1="22cm" svg:y1="10.875cm" svg:x2="24cm" svg:y2="10.9cm" draw:start-shape="id26" draw:start-glue-point="1" draw:end-shape="id31" draw:end-glue-point="3" svg:d="M22000 10875c1500 0 500 25 2000 25" svg:viewBox="0 0 2001 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13:40:22.422511054</meta:creation-date>
    <dc:date>2020-02-16T14:41:07.754462978</dc:date>
    <meta:editing-duration>PT8M11S</meta:editing-duration>
    <meta:editing-cycles>2</meta:editing-cycles>
    <meta:generator>LibreOffice/6.0.7.3$Linux_X86_64 LibreOffice_project/00m0$Build-3</meta:generator>
    <meta:document-statistic meta:object-count="66"/>
  </office:meta>
</office:document-meta>
</file>